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5.292cm" style:rel-column-width="18251*"/>
    </style:style>
    <style:style style:name="Table1.B" style:family="table-column">
      <style:table-column-properties style:column-width="1.704cm" style:rel-column-width="5876*"/>
    </style:style>
    <style:style style:name="Table1.C" style:family="table-column">
      <style:table-column-properties style:column-width="1cm" style:rel-column-width="3449*"/>
    </style:style>
    <style:style style:name="Table1.D" style:family="table-column">
      <style:table-column-properties style:column-width="1.004cm" style:rel-column-width="3461*"/>
    </style:style>
    <style:style style:name="Table1.N" style:family="table-column">
      <style:table-column-properties style:column-width="1.002cm" style:rel-column-width="3457*"/>
    </style:style>
    <style:style style:name="Table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1.C1" style:family="table-cell">
      <style:table-cell-properties fo:background-color="transparent" fo:padding="0.049cm" fo:border="0.002cm solid #cccccc"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le1.3" style:family="table-row">
      <style:table-row-properties fo:background-color="#eeeeee">
        <style:background-image/>
      </style:table-row-properties>
    </style:style>
    <style:style style:name="Table2" style:family="table">
      <style:table-properties style:width="19.001cm" fo:break-before="page" table:align="margins" style:may-break-between-rows="false"/>
    </style:style>
    <style:style style:name="Table2.A" style:family="table-column">
      <style:table-column-properties style:column-width="4.3cm" style:rel-column-width="14832*"/>
    </style:style>
    <style:style style:name="Table2.B" style:family="table-column">
      <style:table-column-properties style:column-width="2.45cm" style:rel-column-width="8450*"/>
    </style:style>
    <style:style style:name="Table2.G" style:family="table-column">
      <style:table-column-properties style:column-width="2.45cm" style:rel-column-width="8453*"/>
    </style:style>
    <style:style style:name="Table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le2.G1" style:family="table-cell">
      <style:table-cell-properties fo:background-color="transparent" fo:padding="0.049cm" fo:border="0.002cm solid #cccccc" style:writing-mode="page">
        <style:background-image/>
      </style:table-cell-properties>
    </style:style>
    <style:style style:name="Table2.2" style:family="table-row">
      <style:table-row-properties fo:background-color="#eeeeee">
        <style:background-image/>
      </style:table-row-properties>
    </style:style>
    <style:style style:name="Table2.A2"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le2.G2"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le2.A3"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le2.G3"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 style:family="table">
      <style:table-properties style:width="19.001cm" fo:break-before="auto" fo:break-after="auto" table:align="margins" fo:keep-with-next="auto" style:may-break-between-rows="true" table:border-model="collapsing"/>
    </style:style>
    <style:style style:name="reward.A" style:family="table-column">
      <style:table-column-properties style:column-width="3.413cm" style:rel-column-width="11772*"/>
    </style:style>
    <style:style style:name="reward.B" style:family="table-column">
      <style:table-column-properties style:column-width="6.191cm" style:rel-column-width="21354*"/>
    </style:style>
    <style:style style:name="reward.C" style:family="table-column">
      <style:table-column-properties style:column-width="9.396cm" style:rel-column-width="32409*"/>
    </style:style>
    <style:style style:name="reward.1" style:family="table-row">
      <style:table-row-properties style:keep-together="false" fo:keep-together="always"/>
    </style:style>
    <style:style style:name="reward.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reward.C1" style:family="table-cell">
      <style:table-cell-properties fo:background-color="transparent" fo:padding="0.049cm" fo:border="0.002cm solid #cccccc" style:writing-mode="page">
        <style:background-image/>
      </style:table-cell-properties>
    </style:style>
    <style:style style:name="reward.2" style:family="table-row">
      <style:table-row-properties fo:background-color="#eeeeee" style:keep-together="false" fo:keep-together="always">
        <style:background-image/>
      </style:table-row-properties>
    </style:style>
    <style:style style:name="reward.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reward.C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reward.3" style:family="table-row">
      <style:table-row-properties fo:background-color="transparent" style:keep-together="false" fo:keep-together="always">
        <style:background-image/>
      </style:table-row-properties>
    </style:style>
    <style:style style:name="Tabella2" style:family="table">
      <style:table-properties style:width="19.024cm" fo:margin-left="0cm" fo:margin-right="-0.023cm" table:align="margins" style:may-break-between-rows="false"/>
    </style:style>
    <style:style style:name="Tabella2.A" style:family="table-column">
      <style:table-column-properties style:column-width="5.295cm" style:rel-column-width="18241*"/>
    </style:style>
    <style:style style:name="Tabella2.B" style:family="table-column">
      <style:table-column-properties style:column-width="1.141cm" style:rel-column-width="3931*"/>
    </style:style>
    <style:style style:name="Tabella2.C" style:family="table-column">
      <style:table-column-properties style:column-width="1.143cm" style:rel-column-width="3937*"/>
    </style:style>
    <style:style style:name="Tabella2.M" style:family="table-column">
      <style:table-column-properties style:column-width="1.168cm" style:rel-column-width="4023*"/>
    </style:style>
    <style:style style:name="Tabella2.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2.B1" style:family="table-cell">
      <style:table-cell-properties fo:background-color="transparent" fo:padding="0.049cm" fo:border="0.002cm solid #cccccc" style:writing-mode="page">
        <style:background-image/>
      </style:table-cell-properties>
    </style:style>
    <style:style style:name="Tabella2.2" style:family="table-row">
      <style:table-row-properties fo:background-color="transparent">
        <style:background-image/>
      </style:table-row-properties>
    </style:style>
    <style:style style:name="Tabella2.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2.B2" style:family="table-cell" style:data-style-name="N0">
      <style:table-cell-properties fo:background-color="transparent" fo:padding="0.049cm" fo:border-left="0.002cm solid #cccccc" fo:border-right="none" fo:border-top="none" fo:border-bottom="0.002cm solid #cccccc" style:writing-mode="page">
        <style:background-image/>
      </style:table-cell-properties>
    </style:style>
    <style:style style:name="Tabella2.M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2.3" style:family="table-row">
      <style:table-row-properties fo:background-color="#eeeeee">
        <style:background-image/>
      </style:table-row-properties>
    </style:style>
    <style:style style:name="Tabella1" style:family="table">
      <style:table-properties style:width="19.001cm" table:align="margins" style:may-break-between-rows="false"/>
    </style:style>
    <style:style style:name="Tabella1.A" style:family="table-column">
      <style:table-column-properties style:column-width="5.292cm" style:rel-column-width="18251*"/>
    </style:style>
    <style:style style:name="Tabella1.B" style:family="table-column">
      <style:table-column-properties style:column-width="1.704cm" style:rel-column-width="5876*"/>
    </style:style>
    <style:style style:name="Tabella1.C" style:family="table-column">
      <style:table-column-properties style:column-width="1cm" style:rel-column-width="3449*"/>
    </style:style>
    <style:style style:name="Tabella1.D" style:family="table-column">
      <style:table-column-properties style:column-width="1.004cm" style:rel-column-width="3461*"/>
    </style:style>
    <style:style style:name="Tabella1.N" style:family="table-column">
      <style:table-column-properties style:column-width="1.002cm" style:rel-column-width="3457*"/>
    </style:style>
    <style:style style:name="Tabella1.1" style:family="table-row">
      <style:table-row-properties fo:background-color="transparent">
        <style:background-image/>
      </style:table-row-properties>
    </style:style>
    <style:style style:name="Tabella1.A1" style:family="table-cell">
      <style:table-cell-properties fo:background-color="transparent" fo:padding="0.049cm" fo:border-left="0.002cm solid #cccccc" fo:border-right="none" fo:border-top="0.002cm solid #cccccc" fo:border-bottom="0.002cm solid #cccccc" style:writing-mode="page">
        <style:background-image/>
      </style:table-cell-properties>
    </style:style>
    <style:style style:name="Tabella1.N1" style:family="table-cell">
      <style:table-cell-properties fo:background-color="transparent" fo:padding="0.049cm" fo:border="0.002cm solid #cccccc" style:writing-mode="page">
        <style:background-image/>
      </style:table-cell-properties>
    </style:style>
    <style:style style:name="Tabella1.2" style:family="table-row">
      <style:table-row-properties fo:background-color="#eeeeee">
        <style:background-image/>
      </style:table-row-properties>
    </style:style>
    <style:style style:name="Tabella1.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1.N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1.A10" style:family="table-cell">
      <style:table-cell-properties fo:background-color="#eeeeee" fo:padding="0.049cm" fo:border-left="0.002cm solid #cccccc" fo:border-right="none" fo:border-top="none" fo:border-bottom="0.002cm solid #cccccc" style:writing-mode="page">
        <style:background-image/>
      </style:table-cell-properties>
    </style:style>
    <style:style style:name="Tabella1.N10" style:family="table-cell">
      <style:table-cell-properties fo:background-color="#eeeeee" fo:padding="0.049cm" fo:border-left="0.002cm solid #cccccc" fo:border-right="0.002cm solid #cccccc" fo:border-top="none" fo:border-bottom="0.002cm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413cm" style:rel-column-width="11772*"/>
    </style:style>
    <style:style style:name="Tabella3.B" style:family="table-column">
      <style:table-column-properties style:column-width="15.587cm" style:rel-column-width="53763*"/>
    </style:style>
    <style:style style:name="Tabella3.1" style:family="table-row">
      <style:table-row-properties style:keep-together="false" fo:keep-together="always"/>
    </style:style>
    <style:style style:name="Tabella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3.B1" style:family="table-cell">
      <style:table-cell-properties fo:background-color="transparent" fo:padding="0cm" fo:border="0.002cm solid #cccccc" style:writing-mode="page">
        <style:background-image/>
      </style:table-cell-properties>
    </style:style>
    <style:style style:name="Tabella3.2" style:family="table-row">
      <style:table-row-properties fo:background-color="#eeeeee" style:keep-together="false" fo:keep-together="always">
        <style:background-image/>
      </style:table-row-properties>
    </style:style>
    <style:style style:name="Tabella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3.3" style:family="table-row">
      <style:table-row-properties fo:background-color="#eeeeee" style:keep-together="true" fo:keep-together="auto">
        <style:background-image/>
      </style:table-row-properties>
    </style:style>
    <style:style style:name="Tabella3.A3" style:family="table-cell">
      <style:table-cell-properties fo:background-color="#ffffff" fo:padding="0.049cm" fo:border-left="0.002cm solid #cccccc" fo:border-right="none" fo:border-top="none" fo:border-bottom="0.002cm solid #cccccc" style:writing-mode="page">
        <style:background-image/>
      </style:table-cell-properties>
    </style:style>
    <style:style style:name="Tabella3.B3" style:family="table-cell">
      <style:table-cell-properties fo:background-color="#ffffff" fo:padding="0.049cm" fo:border-left="0.002cm solid #cccccc" fo:border-right="0.002cm solid #cccccc" fo:border-top="none" fo:border-bottom="0.002cm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3.413cm" style:rel-column-width="11772*"/>
    </style:style>
    <style:style style:name="Tabella4.B" style:family="table-column">
      <style:table-column-properties style:column-width="15.587cm" style:rel-column-width="53763*"/>
    </style:style>
    <style:style style:name="Tabella4.1" style:family="table-row">
      <style:table-row-properties style:keep-together="false" fo:keep-together="always"/>
    </style:style>
    <style:style style:name="Tabella4.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4.B1" style:family="table-cell">
      <style:table-cell-properties fo:background-color="transparent" fo:padding="0cm" fo:border="0.002cm solid #cccccc" style:writing-mode="page">
        <style:background-image/>
      </style:table-cell-properties>
    </style:style>
    <style:style style:name="Tabella4.2" style:family="table-row">
      <style:table-row-properties fo:background-color="#eeeeee" style:keep-together="true" fo:keep-together="auto">
        <style:background-image/>
      </style:table-row-properties>
    </style:style>
    <style:style style:name="Tabella4.A2" style:family="table-cell">
      <style:table-cell-properties fo:background-color="transparent" fo:padding="0.049cm" fo:border-left="0.002cm solid #cccccc" fo:border-right="none" fo:border-top="none" fo:border-bottom="0.002cm solid #cccccc" style:writing-mode="page">
        <style:background-image/>
      </style:table-cell-properties>
    </style:style>
    <style:style style:name="Tabella4.B2" style:family="table-cell">
      <style:table-cell-properties fo:background-color="transparent" fo:padding="0.049cm" fo:border-left="0.002cm solid #cccccc" fo:border-right="0.002cm solid #cccccc" fo:border-top="none" fo:border-bottom="0.002cm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413cm" style:rel-column-width="11772*"/>
    </style:style>
    <style:style style:name="Tabella5.B" style:family="table-column">
      <style:table-column-properties style:column-width="15.587cm" style:rel-column-width="53763*"/>
    </style:style>
    <style:style style:name="Tabella5.1" style:family="table-row">
      <style:table-row-properties style:keep-together="false" fo:keep-together="always"/>
    </style:style>
    <style:style style:name="Tabella5.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5.B1" style:family="table-cell">
      <style:table-cell-properties fo:background-color="transparent" fo:padding="0cm" fo:border="0.002cm solid #cccccc" style:writing-mode="page">
        <style:background-image/>
      </style:table-cell-properties>
    </style:style>
    <style:style style:name="Tabella5.2" style:family="table-row">
      <style:table-row-properties fo:background-color="#eeeeee" style:keep-together="true" fo:keep-together="auto">
        <style:background-image/>
      </style:table-row-properties>
    </style:style>
    <style:style style:name="Tabella5.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5.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5.3" style:family="table-row">
      <style:table-row-properties fo:background-color="#eeeeee" style:keep-together="false" fo:keep-together="always">
        <style:background-image/>
      </style:table-row-properties>
    </style:style>
    <style:style style:name="Tabella5.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5.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6" style:family="table">
      <style:table-properties style:width="19.001cm" fo:break-before="auto" fo:break-after="auto" table:align="margins" fo:keep-with-next="auto" style:may-break-between-rows="false" table:border-model="collapsing"/>
    </style:style>
    <style:style style:name="Tabella6.A" style:family="table-column">
      <style:table-column-properties style:column-width="3.413cm" style:rel-column-width="11772*"/>
    </style:style>
    <style:style style:name="Tabella6.B" style:family="table-column">
      <style:table-column-properties style:column-width="15.587cm" style:rel-column-width="53763*"/>
    </style:style>
    <style:style style:name="Tabella6.1" style:family="table-row">
      <style:table-row-properties style:keep-together="false" fo:keep-together="always"/>
    </style:style>
    <style:style style:name="Tabella6.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6.B1" style:family="table-cell">
      <style:table-cell-properties fo:background-color="transparent" fo:padding="0cm" fo:border="0.002cm solid #cccccc" style:writing-mode="page">
        <style:background-image/>
      </style:table-cell-properties>
    </style:style>
    <style:style style:name="Tabella6.2" style:family="table-row">
      <style:table-row-properties fo:background-color="#eeeeee" style:keep-together="true" fo:keep-together="auto">
        <style:background-image/>
      </style:table-row-properties>
    </style:style>
    <style:style style:name="Tabella6.A2"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6.B2"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413cm" style:rel-column-width="11772*"/>
    </style:style>
    <style:style style:name="Tabella7.B" style:family="table-column">
      <style:table-column-properties style:column-width="15.587cm" style:rel-column-width="53763*"/>
    </style:style>
    <style:style style:name="Tabella7.1" style:family="table-row">
      <style:table-row-properties style:keep-together="false" fo:keep-together="always"/>
    </style:style>
    <style:style style:name="Tabella7.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7.B1" style:family="table-cell">
      <style:table-cell-properties fo:background-color="transparent" fo:padding="0cm" fo:border="0.002cm solid #cccccc" style:writing-mode="page">
        <style:background-image/>
      </style:table-cell-properties>
    </style:style>
    <style:style style:name="Tabella7.2" style:family="table-row">
      <style:table-row-properties fo:background-color="#eeeeee" style:keep-together="true" fo:keep-together="auto">
        <style:background-image/>
      </style:table-row-properties>
    </style:style>
    <style:style style:name="Tabella7.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7.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ella7.3" style:family="table-row">
      <style:table-row-properties fo:background-color="#eeeeee" style:keep-together="false" fo:keep-together="always">
        <style:background-image/>
      </style:table-row-properties>
    </style:style>
    <style:style style:name="Tabella7.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ella7.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Tabella8" style:family="table">
      <style:table-properties style:width="19.001cm" fo:break-before="auto" fo:break-after="auto" table:align="margins" fo:keep-with-next="auto" style:may-break-between-rows="false" table:border-model="collapsing"/>
    </style:style>
    <style:style style:name="Tabella8.A" style:family="table-column">
      <style:table-column-properties style:column-width="3.413cm" style:rel-column-width="11772*"/>
    </style:style>
    <style:style style:name="Tabella8.B" style:family="table-column">
      <style:table-column-properties style:column-width="15.587cm" style:rel-column-width="53763*"/>
    </style:style>
    <style:style style:name="Tabella8.1" style:family="table-row">
      <style:table-row-properties style:keep-together="false" fo:keep-together="always"/>
    </style:style>
    <style:style style:name="Tabella8.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ella8.B1" style:family="table-cell">
      <style:table-cell-properties fo:background-color="transparent" fo:padding="0cm" fo:border="0.002cm solid #cccccc" style:writing-mode="page">
        <style:background-image/>
      </style:table-cell-properties>
    </style:style>
    <style:style style:name="Tabella8.2" style:family="table-row">
      <style:table-row-properties fo:background-color="#eeeeee" style:keep-together="true" fo:keep-together="auto">
        <style:background-image/>
      </style:table-row-properties>
    </style:style>
    <style:style style:name="Tabella8.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ella8.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 style:family="table">
      <style:table-properties style:width="19.001cm" fo:break-before="auto" fo:break-after="auto" table:align="margins" fo:keep-with-next="auto" style:may-break-between-rows="true" table:border-model="collapsing"/>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background-color="transparent" fo:padding="0cm" fo:border-left="0.002cm solid #cccccc" fo:border-right="none" fo:border-top="0.002cm solid #cccccc" fo:border-bottom="0.002cm solid #cccccc" style:writing-mode="page">
        <style:background-image/>
      </style:table-cell-properties>
    </style:style>
    <style:style style:name="Table3.B1" style:family="table-cell">
      <style:table-cell-properties fo:background-color="transparent" fo:padding="0cm" fo:border="0.002cm solid #cccccc" style:writing-mode="page">
        <style:background-image/>
      </style:table-cell-properties>
    </style:style>
    <style:style style:name="Table3.A2" style:family="table-cell">
      <style:table-cell-properties fo:background-color="#eeeeee" fo:padding="0cm" fo:border-left="0.002cm solid #cccccc" fo:border-right="none" fo:border-top="none" fo:border-bottom="0.002cm solid #cccccc" style:writing-mode="page">
        <style:background-image/>
      </style:table-cell-properties>
    </style:style>
    <style:style style:name="Table3.B2" style:family="table-cell">
      <style:table-cell-properties fo:background-color="#eeeeee" fo:padding="0cm" fo:border-left="0.002cm solid #cccccc" fo:border-right="0.002cm solid #cccccc" fo:border-top="none" fo:border-bottom="0.002cm solid #cccccc" style:writing-mode="page">
        <style:background-image/>
      </style:table-cell-properties>
    </style:style>
    <style:style style:name="Table3.3" style:family="table-row">
      <style:table-row-properties style:keep-together="true" fo:keep-together="auto"/>
    </style:style>
    <style:style style:name="Table3.A3" style:family="table-cell">
      <style:table-cell-properties fo:background-color="#ffffff" fo:padding="0cm" fo:border-left="0.002cm solid #cccccc" fo:border-right="none" fo:border-top="none" fo:border-bottom="0.002cm solid #cccccc" style:writing-mode="page">
        <style:background-image/>
      </style:table-cell-properties>
    </style:style>
    <style:style style:name="Table3.B3" style:family="table-cell">
      <style:table-cell-properties fo:background-color="#ffffff" fo:padding="0cm" fo:border-left="0.002cm solid #cccccc" fo:border-right="0.002cm solid #cccccc" fo:border-top="none" fo:border-bottom="0.002cm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f79e10"/>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text-properties fo:color="#464453" style:text-outline="false" style:text-line-through-styl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list-style-name="L1"/>
    <style:style style:name="P9" style:family="paragraph" style:parent-style-name="Standard" style:list-style-name="L8"/>
    <style:style style:name="P10" style:family="paragraph" style:parent-style-name="Standard" style:list-style-name="L9"/>
    <style:style style:name="P11" style:family="paragraph" style:parent-style-name="Heading_20_3">
      <style:paragraph-properties fo:break-before="page"/>
    </style:style>
    <style:style style:name="P12" style:family="paragraph" style:parent-style-name="Heading_20_4">
      <style:paragraph-properties fo:break-before="page"/>
    </style:style>
    <style:style style:name="P13" style:family="paragraph" style:parent-style-name="Table_20_Contents" style:list-style-name="L2"/>
    <style:style style:name="P14" style:family="paragraph" style:parent-style-name="Table_20_Contents" style:list-style-name="L3"/>
    <style:style style:name="P15" style:family="paragraph" style:parent-style-name="Table_20_Contents" style:list-style-name="L4"/>
    <style:style style:name="P16" style:family="paragraph" style:parent-style-name="Table_20_Contents" style:list-style-name="L5"/>
    <style:style style:name="P17" style:family="paragraph" style:parent-style-name="Table_20_Contents" style:list-style-name="L6"/>
    <style:style style:name="P18" style:family="paragraph" style:parent-style-name="Table_20_Contents" style:list-style-name="L7"/>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kills and rewards</text:h>
      <text:h text:style-name="Heading_20_2" text:outline-level="2">Exploration skills</text:h>
      <text:p text:style-name="Text_20_body">The characters learn new skills during the story. Below there is the list of possible skills and a table witch shows the levels in which they learn to use them.</text:p>
      <text:list xml:id="list3193521145978446785" text:style-name="L1">
        <text:list-item>
          <text:p text:style-name="P8">Sophie</text:p>
          <text:list>
            <text:list-item>
              <text:p text:style-name="P8">Sophie is able to speak with objects that attract her interest, ordering them to perform actions useful for the game-play. She has this ability from the start of the game, and its use is already required at the Portheaven Fair.</text:p>
            </text:list-item>
            <text:list-item>
              <text:p text:style-name="P8">To enter Cal, Sophie will have to speak with an ancient ruin in a language that she doesn’t know; in the guild of alchemists she will find a book that will help her to understand the ancient language.</text:p>
            </text:list-item>
          </text:list>
        </text:list-item>
        <text:list-item>
          <text:p text:style-name="P8">Calcifer</text:p>
          <text:list>
            <text:list-item>
              <text:p text:style-name="P8">Calcifer can abandon its armor, which immediately falls to the ground in pieces, and flies in the form of a shooting star to some points of interest, communicating what he sees. In these phases the camera remains behind the protagonist.</text:p>
            </text:list-item>
            <text:list-item>
              <text:p text:style-name="P8">Calcifer uses the pressure in the armor, thanks to special joints given to him by King Beuron, to shoot pieces at a big distance as a cannon.</text:p>
            </text:list-item>
            <text:list-item>
              <text:p text:style-name="P8">When they are in the dark, it is always possible to ask Calcifer to shed light.</text:p>
            </text:list-item>
          </text:list>
        </text:list-item>
        <text:list-item>
          <text:p text:style-name="P8">Heen is able to use his brute force to destroy specific walls.</text:p>
        </text:list-item>
        <text:list-item>
          <text:p text:style-name="P8">Markl manages to infiltrate the narrowest spaces, opening the way for the group.</text:p>
        </text:list-item>
        <text:list-item>
          <text:p text:style-name="P8">The Witch of the Waste uses alchemy to create potions, even during battles, or if the progression in the level requires it.</text:p>
        </text:list-item>
      </text:list>
      <table:table table:name="Table1" table:style-name="Table1">
        <table:table-column table:style-name="Table1.A"/>
        <table:table-column table:style-name="Table1.B"/>
        <table:table-column table:style-name="Table1.C"/>
        <table:table-column table:style-name="Table1.D"/>
        <table:table-column table:style-name="Table1.C" table:number-columns-repeated="9"/>
        <table:table-column table:style-name="Table1.N"/>
        <table:table-header-rows>
          <table:table-row>
            <table:table-cell table:style-name="Table1.A1" table:number-columns-spanned="2" office:value-type="string">
              <text:p text:style-name="Table_20_Heading"/>
            </table:table-cell>
            <table:covered-table-cell/>
            <table:table-cell table:style-name="Table1.C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1.2">
          <table:table-cell table:style-name="Table1.A2" office:value-type="string">
            <text:p text:style-name="Table_20_Heading">Character</text:p>
          </table:table-cell>
          <table:table-cell table:style-name="Table1.A2" office:value-type="string">
            <text:p text:style-name="Table_20_Heading">Skill</text:p>
          </table:table-cell>
          <table:table-cell table:style-name="Table1.A2" office:value-type="string">
            <text:p text:style-name="Table_20_Heading">1</text:p>
          </table:table-cell>
          <table:table-cell table:style-name="Table1.A2" office:value-type="string">
            <text:p text:style-name="Table_20_Heading">2</text:p>
          </table:table-cell>
          <table:table-cell table:style-name="Table1.A2" office:value-type="string">
            <text:p text:style-name="Table_20_Heading">3</text:p>
          </table:table-cell>
          <table:table-cell table:style-name="Table1.A2" office:value-type="string">
            <text:p text:style-name="Table_20_Heading">4</text:p>
          </table:table-cell>
          <table:table-cell table:style-name="Table1.A2" office:value-type="string">
            <text:p text:style-name="Table_20_Heading">5</text:p>
          </table:table-cell>
          <table:table-cell table:style-name="Table1.A2" office:value-type="string">
            <text:p text:style-name="Table_20_Heading">6</text:p>
          </table:table-cell>
          <table:table-cell table:style-name="Table1.A2" office:value-type="string">
            <text:p text:style-name="Table_20_Heading">7</text:p>
          </table:table-cell>
          <table:table-cell table:style-name="Table1.A2" office:value-type="string">
            <text:p text:style-name="Table_20_Heading">8</text:p>
          </table:table-cell>
          <table:table-cell table:style-name="Table1.A2" office:value-type="string">
            <text:p text:style-name="Table_20_Heading">9</text:p>
          </table:table-cell>
          <table:table-cell table:style-name="Table1.A2" office:value-type="string">
            <text:p text:style-name="Table_20_Heading">10</text:p>
          </table:table-cell>
          <table:table-cell table:style-name="Table1.A2" office:value-type="string">
            <text:p text:style-name="Table_20_Heading">11</text:p>
          </table:table-cell>
          <table:table-cell table:style-name="Table1.N2" office:value-type="string">
            <text:p text:style-name="Table_20_Heading">12</text:p>
          </table:table-cell>
        </table:table-row>
        <table:table-row table:style-name="Table1.3">
          <table:table-cell table:style-name="Table1.A2" office:value-type="string">
            <text:p text:style-name="Table_20_Contents">Sophie</text:p>
          </table:table-cell>
          <table:table-cell table:style-name="Table1.A2" office:value-type="string">
            <text:p text:style-name="Table_20_Contents">1.1</text:p>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Sophie</text:p>
          </table:table-cell>
          <table:table-cell table:style-name="Table1.A2" office:value-type="string">
            <text:p text:style-name="Table_20_Contents">1.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1</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Calcifer</text:p>
          </table:table-cell>
          <table:table-cell table:style-name="Table1.A2" office:value-type="string">
            <text:p text:style-name="Table_20_Contents">2.2</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Calcifer</text:p>
          </table:table-cell>
          <table:table-cell table:style-name="Table1.A2" office:value-type="string">
            <text:p text:style-name="Table_20_Contents">2.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Heen</text:p>
          </table:table-cell>
          <table:table-cell table:style-name="Table1.A2" office:value-type="string">
            <text:p text:style-name="Table_20_Contents">3</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style-name="Table1.3">
          <table:table-cell table:style-name="Table1.A2" office:value-type="string">
            <text:p text:style-name="Table_20_Contents">Markl</text:p>
          </table:table-cell>
          <table:table-cell table:style-name="Table1.A2" office:value-type="string">
            <text:p text:style-name="Table_20_Contents">4</text:p>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row>
          <table:table-cell table:style-name="Table1.A2" office:value-type="string">
            <text:p text:style-name="Table_20_Contents">The Witch of the Waste</text:p>
          </table:table-cell>
          <table:table-cell table:style-name="Table1.A2" office:value-type="string">
            <text:p text:style-name="Table_20_Contents">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5">✓</text:p>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A2" office:value-type="string">
            <text:p text:style-name="P6"/>
          </table:table-cell>
          <table:table-cell table:style-name="Table1.N2" office:value-type="string">
            <text:p text:style-name="P6"/>
          </table:table-cell>
        </table:table-row>
      </table:table>
      <text:h text:style-name="Heading_20_2" text:outline-level="2">Fight skills</text:h>
      <text:p text:style-name="Standard">Sophie and Markl are similar characters: they learn new spells exclusively by equipping books for a certain time, their spells mostly have effect at distance.</text:p>
      <text:p text:style-name="Standard">Calcifer Heen and the Witch of the Waste learn new spells / abilities based on which one they used more between the ones they already knew, climbing up to next level.</text:p>
      <text:p text:style-name="Standard">Calcifer uses mostly spells of fire and physical combat with sharp armor gloves.</text:p>
      <text:p text:style-name="Standard">Heen use a big ax, and only physical combat. Finding his parts, he gets his strongest skills.</text:p>
      <text:p text:style-name="Standard">The Witch of the Waste uses spells that she recalls as she levels up, and their effects vary in a wide range (randomly), in addition she carries the stock of alchemical potions of the group.</text:p>
      <text:p text:style-name="Standard">All characters are able to use potions, but the Witch of the Waste adds more positive effects. Spells and characters’ combat skills can only be used in combat.</text:p>
      <table:table table:name="Table2" table:style-name="Table2">
        <table:table-column table:style-name="Table2.A"/>
        <table:table-column table:style-name="Table2.B" table:number-columns-repeated="5"/>
        <table:table-column table:style-name="Table2.G"/>
        <table:table-header-rows>
          <table:table-row>
            <table:table-cell table:style-name="Table2.A1" office:value-type="string">
              <text:p text:style-name="Table_20_Heading">Character</text:p>
            </table:table-cell>
            <table:table-cell table:style-name="Table2.A1" office:value-type="string">
              <text:p text:style-name="Table_20_Heading">Spells using books</text:p>
            </table:table-cell>
            <table:table-cell table:style-name="Table2.A1" office:value-type="string">
              <text:p text:style-name="Table_20_Heading">Spells by learning</text:p>
            </table:table-cell>
            <table:table-cell table:style-name="Table2.A1" office:value-type="string">
              <text:p text:style-name="Table_20_Heading">Physical combat</text:p>
            </table:table-cell>
            <table:table-cell table:style-name="Table2.A1" office:value-type="string">
              <text:p text:style-name="Table_20_Heading">Random effect spells</text:p>
            </table:table-cell>
            <table:table-cell table:style-name="Table2.A1" office:value-type="string">
              <text:p text:style-name="Table_20_Heading">Healing magic</text:p>
            </table:table-cell>
            <table:table-cell table:style-name="Table2.G1" office:value-type="string">
              <text:p text:style-name="Table_20_Heading">Potions</text:p>
            </table:table-cell>
          </table:table-row>
        </table:table-header-rows>
        <table:table-row table:style-name="Table2.2">
          <table:table-cell table:style-name="Table2.A2" office:value-type="string">
            <text:p text:style-name="Table_20_Contents">Sophie</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Calcifer</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row table:style-name="Table2.2">
          <table:table-cell table:style-name="Table2.A2" office:value-type="string">
            <text:p text:style-name="Table_20_Contents">Markl</text:p>
          </table:table-cell>
          <table:table-cell table:style-name="Table2.A2" office:value-type="string">
            <text:p text:style-name="P5">✓</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G2" office:value-type="string">
            <text:p text:style-name="P5">✓</text:p>
          </table:table-cell>
        </table:table-row>
        <table:table-row>
          <table:table-cell table:style-name="Table2.A3" office:value-type="string">
            <text:p text:style-name="Table_20_Contents">The Witch of the Waste</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text:p>
          </table:table-cell>
          <table:table-cell table:style-name="Table2.G3" office:value-type="string">
            <text:p text:style-name="P5">✓</text:p>
          </table:table-cell>
        </table:table-row>
        <table:table-row table:style-name="Table2.2">
          <table:table-cell table:style-name="Table2.A3" office:value-type="string">
            <text:p text:style-name="Table_20_Contents">Heen</text:p>
          </table:table-cell>
          <table:table-cell table:style-name="Table2.A3" office:value-type="string">
            <text:p text:style-name="P5"/>
          </table:table-cell>
          <table:table-cell table:style-name="Table2.A3" office:value-type="string">
            <text:p text:style-name="P5"/>
          </table:table-cell>
          <table:table-cell table:style-name="Table2.A3" office:value-type="string">
            <text:p text:style-name="P5">✓</text:p>
          </table:table-cell>
          <table:table-cell table:style-name="Table2.A3" office:value-type="string">
            <text:p text:style-name="P5"/>
          </table:table-cell>
          <table:table-cell table:style-name="Table2.A3" office:value-type="string">
            <text:p text:style-name="P5"/>
          </table:table-cell>
          <table:table-cell table:style-name="Table2.G3" office:value-type="string">
            <text:p text:style-name="P5">✓</text:p>
          </table:table-cell>
        </table:table-row>
      </table:table>
      <text:h text:style-name="Heading_20_2" text:outline-level="2">Rewards</text:h>
      <text:h text:style-name="Heading_20_3" text:outline-level="3">Common rewards</text:h>
      <text:p text:style-name="Standard">The common rewards are given to the player as exploration prizes or as a reward following missions in the various levels. These are of different types: clothes, potions, weapons, object and money.</text:p>
      <text:h text:style-name="Heading_20_4" text:outline-level="4">Items</text:h>
      <text:p text:style-name="Standard">The relative images are placed in the chapter “Additional reference images - Rewards”.</text:p>
      <table:table table:name="reward" table:style-name="reward">
        <table:table-column table:style-name="reward.A"/>
        <table:table-column table:style-name="reward.B"/>
        <table:table-column table:style-name="reward.C"/>
        <table:table-header-rows>
          <table:table-row table:style-name="reward.1">
            <table:table-cell table:style-name="reward.A1" office:value-type="string">
              <text:p text:style-name="Table_20_Heading">Item</text:p>
            </table:table-cell>
            <table:table-cell table:style-name="reward.A1" office:value-type="string">
              <text:p text:style-name="Table_20_Heading">Description</text:p>
            </table:table-cell>
            <table:table-cell table:style-name="reward.C1" office:value-type="string">
              <text:p text:style-name="Table_20_Heading">List</text:p>
            </table:table-cell>
          </table:table-row>
        </table:table-header-rows>
        <table:table-row table:style-name="reward.2">
          <table:table-cell table:style-name="reward.A2" office:value-type="string">
            <text:p text:style-name="Table_20_Contents">Calcifer armor</text:p>
          </table:table-cell>
          <table:table-cell table:style-name="reward.A2" office:value-type="string">
            <text:p text:style-name="Table_20_Contents">They are armors that reinforce Calcifer’s CA.</text:p>
          </table:table-cell>
          <table:table-cell table:style-name="reward.C2" office:value-type="string">
            <text:list xml:id="list8701301659323891614" text:style-name="L2">
              <text:list-item>
                <text:p text:style-name="P13">CA1: Plate Mail (rare, CA = 3)</text:p>
              </text:list-item>
            </text:list>
          </table:table-cell>
        </table:table-row>
        <table:table-row table:style-name="reward.3">
          <table:table-cell table:style-name="reward.A2" office:value-type="string">
            <text:p text:style-name="Table_20_Contents">Calcifer weapons</text:p>
          </table:table-cell>
          <table:table-cell table:style-name="reward.A2" office:value-type="string">
            <text:p text:style-name="Table_20_Contents">They are weapons that reinforce Calcifer’s damage.</text:p>
          </table:table-cell>
          <table:table-cell table:style-name="reward.C2" office:value-type="string">
            <text:list xml:id="list39577069" text:continue-numbering="true" text:style-name="L2">
              <text:list-item>
                <text:p text:style-name="P13">CW1: Gloves reinforced with metal tips (damage equal to a sword) (Uncommon, 1d8)</text:p>
              </text:list-item>
              <text:list-item>
                <text:p text:style-name="P13">CW2: Gloves reinforced with blades (damage equal to a Two-Handed Sword )(Rare, 1d10)</text:p>
              </text:list-item>
            </text:list>
          </table:table-cell>
        </table:table-row>
        <table:table-row table:style-name="reward.2">
          <table:table-cell table:style-name="reward.A2" office:value-type="string">
            <text:p text:style-name="Table_20_Contents">Magic clothes</text:p>
          </table:table-cell>
          <table:table-cell table:style-name="reward.A2" office:value-type="string">
            <text:p text:style-name="Table_20_Contents">The magic clothes are SPECIAL clothes wearable only by humans with magical skills (Sophie, Markl). They provide a fair light armor but a high increase of the Intelligence.</text:p>
          </table:table-cell>
          <table:table-cell table:style-name="reward.C2" office:value-type="string">
            <text:list xml:id="list4032166729494246963" text:style-name="L3">
              <text:list-item>
                <text:p text:style-name="P14">MC: Whisper Tunic (rare, CA = 7 and Intelligence +2).</text:p>
              </text:list-item>
            </text:list>
          </table:table-cell>
        </table:table-row>
        <table:table-row table:style-name="reward.1">
          <table:table-cell table:style-name="reward.A2" office:value-type="string">
            <text:p text:style-name="Table_20_Contents">WoW armors</text:p>
          </table:table-cell>
          <table:table-cell table:style-name="reward.A2" office:value-type="string">
            <text:p text:style-name="Table_20_Contents">They are armors that reinforce WoW’s CA.</text:p>
          </table:table-cell>
          <table:table-cell table:style-name="reward.C2" office:value-type="string">
            <text:list xml:id="list39572240" text:continue-numbering="true" text:style-name="L3">
              <text:list-item>
                <text:p text:style-name="P14">WA1: Leather Armor (common, CA=7)</text:p>
              </text:list-item>
              <text:list-item>
                <text:p text:style-name="P14">WA2: Chain Armor (uncommon, CA=5)</text:p>
              </text:list-item>
            </text:list>
          </table:table-cell>
        </table:table-row>
        <table:table-row table:style-name="reward.2">
          <table:table-cell table:style-name="reward.A2" office:value-type="string">
            <text:p text:style-name="Table_20_Contents">Accessories</text:p>
          </table:table-cell>
          <table:table-cell table:style-name="reward.A2" office:value-type="string">
            <text:p text:style-name="Table_20_Contents">Accessories are small objects that provide upgrades in various statistics. Depending on the category to which they belong, you can wear multiple objects of the same type. There are necklaces and rings (wearable by Markl, Sophie and WoW) and stones to be set in the armor or in weapons (Calcifer, Heen).</text:p>
          </table:table-cell>
          <table:table-cell table:style-name="reward.C2" office:value-type="string">
            <text:list xml:id="list6846154103552488515" text:style-name="L4">
              <text:list-item>
                <text:p text:style-name="P15">A1: WoW necklace (rare, medium life point up and Intelligence +1)</text:p>
              </text:list-item>
              <text:list-item>
                <text:p text:style-name="P15">A2: Markl necklace (rare, medium life point up and Wisdom +2)</text:p>
              </text:list-item>
              <text:list-item>
                <text:p text:style-name="P15">A3: Stone of the Intelligence Calcifer (uncommon, Intelligence +2)</text:p>
              </text:list-item>
              <text:list-item>
                <text:p text:style-name="P15">A4: Stone of Life Calcifer (rare, medium life point up)</text:p>
              </text:list-item>
              <text:list-item>
                <text:p text:style-name="P15">A5: Stone of Life Heen (rare, medium life point up)</text:p>
              </text:list-item>
              <text:list-item>
                <text:p text:style-name="P15">A6: Sophie-Heen dexterity stone (common, Dexterity +2)</text:p>
              </text:list-item>
              <text:list-item>
                <text:p text:style-name="P15">A7: Sophie necklace (rare, medium life point up and Wisdom +1)</text:p>
              </text:list-item>
            </text:list>
          </table:table-cell>
        </table:table-row>
        <text:soft-page-break/>
        <table:table-row table:style-name="reward.1">
          <table:table-cell table:style-name="reward.A2" office:value-type="string">
            <text:p text:style-name="Table_20_Contents">Alchemical items</text:p>
          </table:table-cell>
          <table:table-cell table:style-name="reward.A2" office:value-type="string">
            <text:p text:style-name="Table_20_Contents">Alchemist objects are used to create potions, they can be both plants and peers of animals. They are consumable and can be found both in nature and in city markets.</text:p>
          </table:table-cell>
          <table:table-cell table:style-name="reward.C2" office:value-type="string">
            <text:p text:style-name="Table_20_Contents"/>
          </table:table-cell>
        </table:table-row>
        <table:table-row table:style-name="reward.1">
          <table:table-cell table:style-name="reward.A2" office:value-type="string">
            <text:p text:style-name="Table_20_Contents">Potions</text:p>
          </table:table-cell>
          <table:table-cell table:style-name="reward.A2" office:value-type="string">
            <text:p text:style-name="Table_20_Contents">Potions are consumable tools that have a different effect depending on the type. They can also be created by characters with mastery of alchemy.</text:p>
          </table:table-cell>
          <table:table-cell table:style-name="reward.C2" office:value-type="string">
            <text:list xml:id="list5747039069751475417" text:style-name="L5">
              <text:list-item>
                <text:p text:style-name="P16">Potion of healing: Restore 1d10 +1 hit points.</text:p>
              </text:list-item>
              <text:list-item>
                <text:p text:style-name="P16">Potion of heroism: This has no effect on a cleric, elf, magic users or thief. A fighter, dwarf, halfling, or normal man (or monster) gains the Hit Dice, hit points and all abilities of a higher level character as follows: </text:p>
                <text:list>
                  <text:list-item>
                    <text:list>
                      <text:list-item>
                        <text:p text:style-name="P16">Normal man: becomes a 4th level fighter</text:p>
                      </text:list-item>
                      <text:list-item>
                        <text:p text:style-name="P16">1-3: Gains 3 level or hit dice</text:p>
                      </text:list-item>
                      <text:list-item>
                        <text:p text:style-name="P16">4-7: Gains 2 level or hit dice</text:p>
                      </text:list-item>
                      <text:list-item>
                        <text:p text:style-name="P16">8-10: Gains 1 level or hit dice</text:p>
                      </text:list-item>
                      <text:list-item>
                        <text:p text:style-name="P16">11+: No effect.</text:p>
                      </text:list-item>
                    </text:list>
                  </text:list-item>
                </text:list>
              </text:list-item>
              <text:list-item>
                <text:p text:style-name="P16">Potion of Invulnerability: The user’s Armor Class and Saving Throws gain bonus of 2 for he duration of the potion. </text:p>
              </text:list-item>
              <text:list-item>
                <text:p text:style-name="P16">Potion of speed: the user moves twice as fast, may attack twice per round, and performs other actions except spell casting at twice normal speed.</text:p>
              </text:list-item>
              <text:list-item>
                <text:p text:style-name="P16">Potion of Fire Resistance: The user cannot <text:s/>be harmed by normal fires and gains +2 bonus to all Saving Throws against fire attacks.</text:p>
              </text:list-item>
              <text:list-item>
                <text:p text:style-name="P16">Etere: Restore 1d10 mana points</text:p>
              </text:list-item>
            </text:list>
          </table:table-cell>
        </table:table-row>
        <table:table-row table:style-name="reward.2">
          <table:table-cell table:style-name="reward.A2" office:value-type="string">
            <text:p text:style-name="Table_20_Contents">Heen weapons</text:p>
          </table:table-cell>
          <table:table-cell table:style-name="reward.A2" office:value-type="string">
            <text:p text:style-name="Table_20_Contents">Heen has the opportunity to receive weapons and pieces of armor that allow him to enhance his statistics.</text:p>
          </table:table-cell>
          <table:table-cell table:style-name="reward.C2" office:value-type="string">
            <text:list xml:id="list1211192615241090760" text:style-name="L6">
              <text:list-item>
                <text:p text:style-name="P17">HW1: Mace (common, 1d6)</text:p>
              </text:list-item>
              <text:list-item>
                <text:p text:style-name="P17">HW2: Battle ax bat (uncommon, 1d8)</text:p>
              </text:list-item>
              <text:list-item>
                <text:p text:style-name="P17">HW3: Double-headed (rare, 1d10)</text:p>
              </text:list-item>
            </text:list>
          </table:table-cell>
        </table:table-row>
        <table:table-row table:style-name="reward.3">
          <table:table-cell table:style-name="reward.A2" office:value-type="string">
            <text:p text:style-name="Table_20_Contents">Heen armor</text:p>
          </table:table-cell>
          <table:table-cell table:style-name="reward.A2" office:value-type="string">
            <text:p text:style-name="Table_20_Contents">Heen has the opportunity to receive pieces of armor going to increase the armature statistic.</text:p>
          </table:table-cell>
          <table:table-cell table:style-name="reward.C2" office:value-type="string">
            <text:list xml:id="list5691398476277871529" text:style-name="L7">
              <text:list-item>
                <text:p text:style-name="P18">HA1: Chain Mail (uncommon, CA = 5)</text:p>
              </text:list-item>
              <text:list-item>
                <text:p text:style-name="P18">HA2: Plate Mail (rare, CA = 3)</text:p>
              </text:list-item>
              <text:list-item>
                <text:p text:style-name="P18">HA3: Shield (rare, +1 CA)</text:p>
              </text:list-item>
            </text:list>
          </table:table-cell>
        </table:table-row>
        <table:table-row table:style-name="reward.3">
          <table:table-cell table:style-name="reward.A2" office:value-type="string">
            <text:p text:style-name="Table_20_Contents">Phoenix tail</text:p>
          </table:table-cell>
          <table:table-cell table:style-name="reward.A2" office:value-type="string">
            <text:p text:style-name="Table_20_Contents">This object allows you to bring back to life a player who has dropped to 0 HP</text:p>
          </table:table-cell>
          <table:table-cell table:style-name="reward.C2" office:value-type="string">
            <text:list xml:id="list39571313" text:continue-numbering="true" text:style-name="L7">
              <text:list-header>
                <text:p text:style-name="P18"><text:s/>Restore 1d10 +1 hit points.</text:p>
              </text:list-header>
            </text:list>
          </table:table-cell>
        </table:table-row>
      </table:table>
      <text:p text:style-name="Text_20_body"/>
      <text:h text:style-name="P12" text:outline-level="4">Item – level</text:h>
      <text:p text:style-name="Text_20_body">This table shows in which level a specific object is present.</text:p>
      <table:table table:name="Tabella2" table:style-name="Tabella2">
        <table:table-column table:style-name="Tabella2.A"/>
        <table:table-column table:style-name="Tabella2.B"/>
        <table:table-column table:style-name="Tabella2.C"/>
        <table:table-column table:style-name="Tabella2.B"/>
        <table:table-column table:style-name="Tabella2.C"/>
        <table:table-column table:style-name="Tabella2.B" table:number-columns-repeated="2"/>
        <table:table-column table:style-name="Tabella2.C"/>
        <table:table-column table:style-name="Tabella2.B"/>
        <table:table-column table:style-name="Tabella2.C"/>
        <table:table-column table:style-name="Tabella2.B"/>
        <table:table-column table:style-name="Tabella2.C"/>
        <table:table-column table:style-name="Tabella2.M"/>
        <table:table-header-rows>
          <table:table-row>
            <table:table-cell table:style-name="Tabella2.A1" office:value-type="string">
              <text:p text:style-name="Table_20_Heading">Item</text:p>
            </table:table-cell>
            <table:table-cell table:style-name="Tabella2.B1" table:number-columns-spanned="12" office:value-type="string">
              <text:p text:style-name="Table_20_Heading">Lev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ella2.2">
          <table:table-cell table:style-name="Tabella2.A2" office:value-type="string">
            <text:p text:style-name="Table_20_Heading">Cod.</text:p>
          </table:table-cell>
          <table:table-cell table:style-name="Tabella2.B2" office:value-type="float" office:value="1">
            <text:p text:style-name="Table_20_Heading">1</text:p>
          </table:table-cell>
          <table:table-cell table:style-name="Tabella2.A2" office:value-type="string">
            <text:p text:style-name="Table_20_Heading">2</text:p>
          </table:table-cell>
          <table:table-cell table:style-name="Tabella2.A2" office:value-type="string">
            <text:p text:style-name="Table_20_Heading">3</text:p>
          </table:table-cell>
          <table:table-cell table:style-name="Tabella2.A2" office:value-type="string">
            <text:p text:style-name="Table_20_Heading">4</text:p>
          </table:table-cell>
          <table:table-cell table:style-name="Tabella2.A2" office:value-type="string">
            <text:p text:style-name="Table_20_Heading">5</text:p>
          </table:table-cell>
          <table:table-cell table:style-name="Tabella2.A2" office:value-type="string">
            <text:p text:style-name="Table_20_Heading">6</text:p>
          </table:table-cell>
          <table:table-cell table:style-name="Tabella2.A2" office:value-type="string">
            <text:p text:style-name="Table_20_Heading">7</text:p>
          </table:table-cell>
          <table:table-cell table:style-name="Tabella2.A2" office:value-type="string">
            <text:p text:style-name="Table_20_Heading">8</text:p>
          </table:table-cell>
          <table:table-cell table:style-name="Tabella2.A2" office:value-type="string">
            <text:p text:style-name="Table_20_Heading">9</text:p>
          </table:table-cell>
          <table:table-cell table:style-name="Tabella2.A2" office:value-type="string">
            <text:p text:style-name="Table_20_Heading">10</text:p>
          </table:table-cell>
          <table:table-cell table:style-name="Tabella2.A2" office:value-type="string">
            <text:p text:style-name="Table_20_Heading">11</text:p>
          </table:table-cell>
          <table:table-cell table:style-name="Tabella2.M2" office:value-type="string">
            <text:p text:style-name="Table_20_Heading">12</text:p>
          </table:table-cell>
        </table:table-row>
        <table:table-row table:style-name="Tabella2.3">
          <table:table-cell table:style-name="Tabella2.A2" office:value-type="string">
            <text:p text:style-name="Table_20_Contents">CA1</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CW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C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2">
          <table:table-cell table:style-name="Tabella2.A2" office:value-type="string">
            <text:p text:style-name="Table_20_Contents">MC (Sophie)</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MC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W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WA2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M2" office:value-type="string">
            <text:p text:style-name="P6"/>
          </table:table-cell>
        </table:table-row>
        <table:table-row>
          <table:table-cell table:style-name="Tabella2.A2" office:value-type="string">
            <text:p text:style-name="Table_20_Contents">A1 (WoW)</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2 (Markl)</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A3 (Calcifer)</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4 (Calcifer)</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A5 (Calcifer)</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6 (Sophie)</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6 (Heen)</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A7 (Sophie)</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HW1</text:p>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HW2</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5"/>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M2" office:value-type="string">
            <text:p text:style-name="P6"/>
          </table:table-cell>
        </table:table-row>
        <table:table-row>
          <table:table-cell table:style-name="Tabella2.A2" office:value-type="string">
            <text:p text:style-name="Table_20_Contents">HW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HA1</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table-cell table:style-name="Tabella2.A2" office:value-type="string">
            <text:p text:style-name="Table_20_Contents">HA2</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row table:style-name="Tabella2.3">
          <table:table-cell table:style-name="Tabella2.A2" office:value-type="string">
            <text:p text:style-name="Table_20_Contents">HA3</text:p>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5">✓</text:p>
          </table:table-cell>
          <table:table-cell table:style-name="Tabella2.A2" office:value-type="string">
            <text:p text:style-name="P6"/>
          </table:table-cell>
          <table:table-cell table:style-name="Tabella2.A2" office:value-type="string">
            <text:p text:style-name="P5"/>
          </table:table-cell>
          <table:table-cell table:style-name="Tabella2.A2" office:value-type="string">
            <text:p text:style-name="P6"/>
          </table:table-cell>
          <table:table-cell table:style-name="Tabella2.A2" office:value-type="string">
            <text:p text:style-name="P6"/>
          </table:table-cell>
          <table:table-cell table:style-name="Tabella2.M2" office:value-type="string">
            <text:p text:style-name="P6"/>
          </table:table-cell>
        </table:table-row>
      </table:table>
      <text:p text:style-name="Standard">In level 6 the player can find four drops inside the missions, exploring the various maps. In particular:</text:p>
      <text:list xml:id="list3791035612218721975" text:style-name="L8">
        <text:list-item>
          <text:p text:style-name="P9">CA5 is found by exploring the prisons, the player must find the secret passage in the guard post 3 and face the two enemies in the interrogation room.</text:p>
        </text:list-item>
        <text:list-item>
          <text:p text:style-name="P9">MC (Markl) is found by exploring the NO sector of the city inside a shop whose entrance door is semi-open.</text:p>
        </text:list-item>
        <text:list-item>
          <text:p text:style-name="P9">A3 (Calcifer) is hidden in the sewers and is obtained by exploring room Y after having beaten the enemies who preside it.</text:p>
        </text:list-item>
        <text:list-item>
          <text:p text:style-name="P9">HW3 is in the arsenal to which you must log in during the side quest to help the resistance. In particular the player open the trunk placed in the corner of the room.</text:p>
        </text:list-item>
        <text:list-item>
          <text:p text:style-name="P9">There are 4 phoenix tails distributed all around the level, in particular: </text:p>
          <text:list>
            <text:list-item>
              <text:p text:style-name="P9">1 is on a roofs and it is approachable while the team is going to the base of the resistance.</text:p>
            </text:list-item>
            <text:list-item>
              <text:p text:style-name="P9">1 is in the base of the resistance.</text:p>
            </text:list-item>
            <text:list-item>
              <text:p text:style-name="P9">1 is in the East citadel.</text:p>
            </text:list-item>
            <text:list-item>
              <text:p text:style-name="P9">1 is in the sewers.</text:p>
            </text:list-item>
          </text:list>
        </text:list-item>
      </text:list>
      <text:h text:style-name="P11" text:outline-level="3">Exploration rewards</text:h>
      <text:p text:style-name="Standard">The exploration rewards are special collectible rewards characteristics of the area in which the player is located. They do not change the statistics but provide a small reward in Exp.</text:p>
      <text:p text:style-name="Standard">In level 6 the exploration rewards are objects, scrolls and books dating back to the ancient civilization that explain a little the history of these people who populated Cal in the past. Objects always have some engraved rune that the player can read by examining them.</text:p>
      <text:p text:style-name="Standard">Among the objects there are also booklets or parchments that explain much more about the culture and life of ancient civilization on habitats.</text:p>
      <text:p text:style-name="Standard">In total in the city of Cal in level 6 you can find 22 objects distributed as follows:</text:p>
      <text:list xml:id="list8935437868375872250" text:style-name="L9">
        <text:list-item>
          <text:p text:style-name="P10">City: 11 (3 NO, 4 SO, 4 SE)</text:p>
        </text:list-item>
        <text:list-item>
          <text:p text:style-name="P10">Castle: 2</text:p>
        </text:list-item>
        <text:list-item>
          <text:p text:style-name="P10">Prisons: 1</text:p>
        </text:list-item>
        <text:list-item>
          <text:p text:style-name="P10">Port: 2</text:p>
        </text:list-item>
        <text:list-item>
          <text:p text:style-name="P10">Barracks: 1</text:p>
        </text:list-item>
        <text:list-item>
          <text:p text:style-name="P10">Arsenal: 0</text:p>
        </text:list-item>
        <text:list-item>
          <text:p text:style-name="P10">Tower: 1</text:p>
        </text:list-item>
        <text:list-item>
          <text:p text:style-name="P10">Base of resistance: 2</text:p>
        </text:list-item>
        <text:list-item>
          <text:p text:style-name="P10">Tavern: 1</text:p>
        </text:list-item>
        <text:list-item>
          <text:p text:style-name="P10">Sewers: 1</text:p>
        </text:list-item>
      </text:list>
      <text:p text:style-name="Standard">Objects in the city can be found on the sides of roads, on the ground or in accessible spaces inside buildings.</text:p>
      <text:h text:style-name="Heading_20_3" text:outline-level="3">Special rewards</text:h>
      <text:h text:style-name="Heading_20_4" text:outline-level="4">Magic-users spells</text:h>
      <text:p text:style-name="Text_20_body">This table shows in which level the book for learning a certain spell is present.</text:p>
      <table:table table:name="Tabella1" table:style-name="Tabella1">
        <table:table-column table:style-name="Tabella1.A"/>
        <table:table-column table:style-name="Tabella1.B"/>
        <table:table-column table:style-name="Tabella1.C"/>
        <table:table-column table:style-name="Tabella1.D"/>
        <table:table-column table:style-name="Tabella1.C" table:number-columns-repeated="9"/>
        <table:table-column table:style-name="Tabella1.N"/>
        <table:table-header-rows>
          <table:table-row table:style-name="Tabella1.1">
            <table:table-cell table:style-name="Tabella1.A1" office:value-type="string">
              <text:p text:style-name="Table_20_Heading">Spell</text:p>
            </table:table-cell>
            <table:table-cell table:style-name="Tabella1.A1" office:value-type="string">
              <text:p text:style-name="Table_20_Heading">Level</text:p>
            </table:table-cell>
            <table:table-cell table:style-name="Tabella1.A1" office:value-type="string">
              <text:p text:style-name="Table_20_Heading">1</text:p>
            </table:table-cell>
            <table:table-cell table:style-name="Tabella1.A1" office:value-type="string">
              <text:p text:style-name="Table_20_Heading">2</text:p>
            </table:table-cell>
            <table:table-cell table:style-name="Tabella1.A1" office:value-type="string">
              <text:p text:style-name="Table_20_Heading">3</text:p>
            </table:table-cell>
            <table:table-cell table:style-name="Tabella1.A1" office:value-type="string">
              <text:p text:style-name="Table_20_Heading">4</text:p>
            </table:table-cell>
            <table:table-cell table:style-name="Tabella1.A1" office:value-type="string">
              <text:p text:style-name="Table_20_Heading">5</text:p>
            </table:table-cell>
            <table:table-cell table:style-name="Tabella1.A1" office:value-type="string">
              <text:p text:style-name="Table_20_Heading">6</text:p>
            </table:table-cell>
            <table:table-cell table:style-name="Tabella1.A1" office:value-type="string">
              <text:p text:style-name="Table_20_Heading">7</text:p>
            </table:table-cell>
            <table:table-cell table:style-name="Tabella1.A1" office:value-type="string">
              <text:p text:style-name="Table_20_Heading">8</text:p>
            </table:table-cell>
            <table:table-cell table:style-name="Tabella1.A1" office:value-type="string">
              <text:p text:style-name="Table_20_Heading">9</text:p>
            </table:table-cell>
            <table:table-cell table:style-name="Tabella1.A1" office:value-type="string">
              <text:p text:style-name="Table_20_Heading">10</text:p>
            </table:table-cell>
            <table:table-cell table:style-name="Tabella1.A1" office:value-type="string">
              <text:p text:style-name="Table_20_Heading">11</text:p>
            </table:table-cell>
            <table:table-cell table:style-name="Tabella1.N1" office:value-type="string">
              <text:p text:style-name="Table_20_Heading">12</text:p>
            </table:table-cell>
          </table:table-row>
        </table:table-header-rows>
        <table:table-row table:style-name="Tabella1.2">
          <table:table-cell table:style-name="Tabella1.A2" office:value-type="string">
            <text:p text:style-name="Table_20_Contents">Light </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agic missile</text:p>
          </table:table-cell>
          <table:table-cell table:style-name="Tabella1.A2" office:value-type="string">
            <text:p text:style-name="Table_20_Contents">1</text:p>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Sleep</text:p>
          </table:table-cell>
          <table:table-cell table:style-name="Tabella1.A2" office:value-type="string">
            <text:p text:style-name="Table_20_Contents">1</text:p>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Mirror Image</text:p>
          </table:table-cell>
          <table:table-cell table:style-name="Tabella1.A2" office:value-type="string">
            <text:p text:style-name="Table_20_Contents">2</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Fireball</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Lightning Bolt</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style-name="Tabella1.2">
          <table:table-cell table:style-name="Tabella1.A2" office:value-type="string">
            <text:p text:style-name="Table_20_Contents">Hold Person</text:p>
          </table:table-cell>
          <table:table-cell table:style-name="Tabella1.A2" office:value-type="string">
            <text:p text:style-name="Table_20_Contents">3</text:p>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2" office:value-type="string">
            <text:p text:style-name="Table_20_Contents">Remove Curse</text:p>
          </table:table-cell>
          <table:table-cell table:style-name="Tabella1.A2" office:value-type="string">
            <text:p text:style-name="Table_20_Contents">4</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Ice Storm</text:p>
          </table:table-cell>
          <table:table-cell table:style-name="Tabella1.A10" office:value-type="string">
            <text:p text:style-name="Table_20_Contents">4</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Cloudkill</text:p>
          </table:table-cell>
          <table:table-cell table:style-name="Tabella1.A2" office:value-type="string">
            <text:p text:style-name="Table_20_Contents">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N2" office:value-type="string">
            <text:p text:style-name="P6"/>
          </table:table-cell>
        </table:table-row>
        <table:table-row>
          <table:table-cell table:style-name="Tabella1.A10" office:value-type="string">
            <text:p text:style-name="Table_20_Contents">Hold monster</text:p>
          </table:table-cell>
          <table:table-cell table:style-name="Tabella1.A10" office:value-type="string">
            <text:p text:style-name="Table_20_Contents">5</text:p>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6"/>
          </table:table-cell>
          <table:table-cell table:style-name="Tabella1.A10" office:value-type="string">
            <text:p text:style-name="P5">✓</text:p>
          </table:table-cell>
          <table:table-cell table:style-name="Tabella1.A10" office:value-type="string">
            <text:p text:style-name="P6"/>
          </table:table-cell>
          <table:table-cell table:style-name="Tabella1.A10" office:value-type="string">
            <text:p text:style-name="P6"/>
          </table:table-cell>
          <table:table-cell table:style-name="Tabella1.N10" office:value-type="string">
            <text:p text:style-name="P6"/>
          </table:table-cell>
        </table:table-row>
        <table:table-row>
          <table:table-cell table:style-name="Tabella1.A2" office:value-type="string">
            <text:p text:style-name="Table_20_Contents">Disintegrate</text:p>
          </table:table-cell>
          <table:table-cell table:style-name="Tabella1.A2" office:value-type="string">
            <text:p text:style-name="Table_20_Contents">6</text:p>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6"/>
          </table:table-cell>
          <table:table-cell table:style-name="Tabella1.A2" office:value-type="string">
            <text:p text:style-name="P5">✓</text:p>
          </table:table-cell>
          <table:table-cell table:style-name="Tabella1.A2" office:value-type="string">
            <text:p text:style-name="P6"/>
          </table:table-cell>
          <table:table-cell table:style-name="Tabella1.N2" office:value-type="string">
            <text:p text:style-name="P6"/>
          </table:table-cell>
        </table:table-row>
      </table:table>
      <text:h text:style-name="Heading_20_4" text:outline-level="4"><text:soft-page-break/>First level magic-users spells</text:h>
      <table:table table:name="Tabella3" table:style-name="Tabella3">
        <table:table-column table:style-name="Tabella3.A"/>
        <table:table-column table:style-name="Tabella3.B"/>
        <table:table-header-rows>
          <table:table-row table:style-name="Tabella3.1">
            <table:table-cell table:style-name="Tabella3.A1" office:value-type="string">
              <text:p text:style-name="P7">Spell</text:p>
            </table:table-cell>
            <table:table-cell table:style-name="Tabella3.B1" office:value-type="string">
              <text:p text:style-name="P7">Description</text:p>
            </table:table-cell>
          </table:table-row>
        </table:table-header-rows>
        <table:table-row table:style-name="Tabella3.2">
          <table:table-cell table:style-name="Tabella3.A2" office:value-type="string">
            <text:p text:style-name="P4">Light</text:p>
          </table:table-cell>
          <table:table-cell table:style-name="Tabella3.B2" office:value-type="string">
            <text:p text:style-name="P4">This spell creates a large ball of light, as if a bright torch were lit. The light appears in the air over the player.</text:p>
            <text:p text:style-name="P4">Costs 1 Mps/min.</text:p>
          </table:table-cell>
        </table:table-row>
        <table:table-row table:style-name="Tabella3.3">
          <table:table-cell table:style-name="Tabella3.A3" office:value-type="string">
            <text:p text:style-name="Table_20_Contents">Magic missile</text:p>
          </table:table-cell>
          <table:table-cell table:style-name="Tabella3.B3" office:value-type="string">
            <text:p text:style-name="Table_20_Contents">A magic missile is a glowing arrow, created and shot by magic, which inflicts (1d6 + 1) points of damage to any creatures it strikes. The missile never misses its target and the target is not allowed a Saving Throw.</text:p>
            <text:p text:style-name="P3">Costs 3 Mps.</text:p>
          </table:table-cell>
        </table:table-row>
        <table:table-row table:style-name="Tabella3.2">
          <table:table-cell table:style-name="Tabella3.A2" office:value-type="string">
            <text:p text:style-name="P4">Sleep</text:p>
          </table:table-cell>
          <table:table-cell table:style-name="Tabella3.B2" office:value-type="string">
            <text:p text:style-name="P4">This spell will put creatures to sleep for X sec or Y turns. The spell will not work against Undead or very large creatures such as a dragon. The victims get no Saving Throw.</text:p>
            <text:p text:style-name="P4">Costs 6 Mps.</text:p>
          </table:table-cell>
        </table:table-row>
        <table:table-row table:style-name="Tabella3.2">
          <table:table-cell table:style-name="Tabella3.A2" office:value-type="string">
            <text:p text:style-name="P4">Healing wounds</text:p>
          </table:table-cell>
          <table:table-cell table:style-name="Tabella3.B2" office:value-type="string">
            <text:p text:style-name="P4">-Only the witch of the Waste- can heal a member of the team, restoring 1d6 +1 per level.</text:p>
            <text:p text:style-name="P4">Costs 9 Mps.</text:p>
          </table:table-cell>
        </table:table-row>
      </table:table>
      <text:h text:style-name="Heading_20_4" text:outline-level="4">Second level magic-users spells</text:h>
      <table:table table:name="Tabella4" table:style-name="Tabella4">
        <table:table-column table:style-name="Tabella4.A"/>
        <table:table-column table:style-name="Tabella4.B"/>
        <table:table-header-rows>
          <table:table-row table:style-name="Tabella4.1">
            <table:table-cell table:style-name="Tabella4.A1" office:value-type="string">
              <text:p text:style-name="P7">Spell</text:p>
            </table:table-cell>
            <table:table-cell table:style-name="Tabella4.B1" office:value-type="string">
              <text:p text:style-name="P7">Description</text:p>
            </table:table-cell>
          </table:table-row>
        </table:table-header-rows>
        <table:table-row table:style-name="Tabella4.2">
          <table:table-cell table:style-name="Tabella4.A2" office:value-type="string">
            <text:p text:style-name="Table_20_Contents">Mirror Image</text:p>
          </table:table-cell>
          <table:table-cell table:style-name="Tabella4.B2" office:value-type="string">
            <text:p text:style-name="Table_20_Contents">Three illusory duplicates of yourself appear in your space. Until the spell ends, the duplicates move with you and mimic your actions, shifting position so it’s impossible to track which image is real. You can use your action to dismiss the illusory duplicates.</text:p>
            <text:p text:style-name="Table_20_Contents">Each time a creature targets you with an attack during the spell’s duration, roll a d20 to determine whether the attack instead targets one of your duplicates.</text:p>
            <text:p text:style-name="Table_20_Contents">If you have three duplicates, you must roll a 6 or higher to change the attack’s target to a duplicate. With two duplicates, you must roll an 8 or higher. With one duplicate, you must roll an 11 or higher.</text:p>
            <text:p text:style-name="P3">Costs 10 Mps.</text:p>
          </table:table-cell>
        </table:table-row>
      </table:table>
      <text:h text:style-name="Heading_20_4" text:outline-level="4">Third level magic-users spells</text:h>
      <table:table table:name="Tabella5" table:style-name="Tabella5">
        <table:table-column table:style-name="Tabella5.A"/>
        <table:table-column table:style-name="Tabella5.B"/>
        <table:table-header-rows>
          <table:table-row table:style-name="Tabella5.1">
            <table:table-cell table:style-name="Tabella5.A1" office:value-type="string">
              <text:p text:style-name="P7">Spell</text:p>
            </table:table-cell>
            <table:table-cell table:style-name="Tabella5.B1" office:value-type="string">
              <text:p text:style-name="P7">Description</text:p>
            </table:table-cell>
          </table:table-row>
        </table:table-header-rows>
        <table:table-row table:style-name="Tabella5.2">
          <table:table-cell table:style-name="Tabella5.A2" office:value-type="string">
            <text:p text:style-name="P4">Fireball</text:p>
          </table:table-cell>
          <table:table-cell table:style-name="Tabella5.B2" office:value-type="string">
            <text:p text:style-name="P4">A fireball is an explosive burst of flame, which detonates with a low roar, and delivers damage proportionate to the level of the magic-user who cast it, 1d6 for each level of experience of the spell caster. If creatures fail their saving throws, they all take full hit point damage from the blast. Each creature in the area must make a Spell saving throw. Those who make saving throws manage to dodge, fall flat or roll aside, taking 1/2 the full hit point damage.</text:p>
            <text:p text:style-name="P4">Costs 10 MPs</text:p>
          </table:table-cell>
        </table:table-row>
        <table:table-row table:style-name="Tabella5.3">
          <table:table-cell table:style-name="Tabella5.A3" office:value-type="string">
            <text:p text:style-name="P4">Lightning Bolt</text:p>
          </table:table-cell>
          <table:table-cell table:style-name="Tabella5.B3" office:value-type="string">
            <text:p text:style-name="P4">A stroke of lightning forming a line blasts out from you in a direction you choose. Each creature in the line must make a Spell saving throw. A creature takes 8d6 lightning damage on a failed save, or half as much damage on a successful one. Costs 10 Mps.</text:p>
          </table:table-cell>
        </table:table-row>
        <table:table-row table:style-name="Tabella5.3">
          <table:table-cell table:style-name="Tabella5.A2" office:value-type="string">
            <text:p text:style-name="P4">Hold Person</text:p>
          </table:table-cell>
          <table:table-cell table:style-name="Tabella5.B2" office:value-type="string">
            <text:p text:style-name="P4">This spell will affect human, demi-human and human like creatures. It will not affect the undead or creatures larger than ogres. Each victim must make a Saving Throw vs Spell or paralyzed. The spell may be cast at a single person or at a group. If cast at a single person a -2 penalty applies to the Saving Throw. If cast at a group, it will affect up to 4 persons, but with no penalty to their rolls.</text:p>
            <text:p text:style-name="P4">Costs 12 Mps.</text:p>
          </table:table-cell>
        </table:table-row>
      </table:table>
      <text:h text:style-name="Heading_20_4" text:outline-level="4"><text:soft-page-break/>Fourth level magic-users spells</text:h>
      <table:table table:name="Tabella6" table:style-name="Tabella6">
        <table:table-column table:style-name="Tabella6.A"/>
        <table:table-column table:style-name="Tabella6.B"/>
        <table:table-header-rows>
          <table:table-row table:style-name="Tabella6.1">
            <table:table-cell table:style-name="Tabella6.A1" office:value-type="string">
              <text:p text:style-name="P7">Spell</text:p>
            </table:table-cell>
            <table:table-cell table:style-name="Tabella6.B1" office:value-type="string">
              <text:p text:style-name="P7">Description</text:p>
            </table:table-cell>
          </table:table-row>
        </table:table-header-rows>
        <table:table-row table:style-name="Tabella6.2">
          <table:table-cell table:style-name="Tabella6.A2" office:value-type="string">
            <text:p text:style-name="P4">Ice Storm</text:p>
          </table:table-cell>
          <table:table-cell table:style-name="Tabella6.B2" office:value-type="string">
            <text:p text:style-name="P4">A hail of rock-hard ice pounds to the ground in a specific area. Each creature in the cylinder must make a Saving throw vs Spell. A creature takes 2d8 bludgeoning damage and 4d6 cold damage on a failed save, or half as much damage on a successful one.</text:p>
            <text:p text:style-name="P4">Costs 16 Mps.</text:p>
          </table:table-cell>
        </table:table-row>
      </table:table>
      <text:h text:style-name="Heading_20_4" text:outline-level="4">Fifth level magic-users spells</text:h>
      <table:table table:name="Tabella7" table:style-name="Tabella7">
        <table:table-column table:style-name="Tabella7.A"/>
        <table:table-column table:style-name="Tabella7.B"/>
        <table:table-header-rows>
          <table:table-row table:style-name="Tabella7.1">
            <table:table-cell table:style-name="Tabella7.A1" office:value-type="string">
              <text:p text:style-name="P7">Spell</text:p>
            </table:table-cell>
            <table:table-cell table:style-name="Tabella7.B1" office:value-type="string">
              <text:p text:style-name="P7">Description</text:p>
            </table:table-cell>
          </table:table-row>
        </table:table-header-rows>
        <table:table-row table:style-name="Tabella7.2">
          <table:table-cell table:style-name="Tabella7.A2" office:value-type="string">
            <text:p text:style-name="P4">Cloudkill</text:p>
          </table:table-cell>
          <table:table-cell table:style-name="Tabella7.B2" office:value-type="string">
            <text:p text:style-name="P4">You create a Sphere of poisonous, yellow-green fog centered on a point you choose within range. The fog spreads around corners. It lasts for the Duration or until strong wind disperses the fog, ending the spell. Its area is heavily obscured. When a creature enters the spell’s area for the first time on a turn or starts its turn there, that creature must make a Constitution saving throw. The creature takes 5d8 poison damage on a failed save, or half as much damage on a successful one. Creatures are affected even if they hold their breath or don’t need to breathe.</text:p>
            <text:p text:style-name="P4">Costs 20 Mps.</text:p>
          </table:table-cell>
        </table:table-row>
        <table:table-row table:style-name="Tabella7.3">
          <table:table-cell table:style-name="Tabella7.A3" office:value-type="string">
            <text:p text:style-name="P4">Hold monster</text:p>
          </table:table-cell>
          <table:table-cell table:style-name="Tabella7.B3" office:value-type="string">
            <text:p text:style-name="P4">Choose a creature that you can see within range. The target must succeed on a Wisdom saving throw or be paralyzed for the duration. This spell has no effect on undead. At the end of each of its turns, the target can make another Wisdom saving throw. On a success, the spell ends on the target.</text:p>
            <text:p text:style-name="P4">Costs 20 Mps.</text:p>
          </table:table-cell>
        </table:table-row>
      </table:table>
      <text:h text:style-name="Heading_20_4" text:outline-level="4">Sixth level magic-users spells</text:h>
      <table:table table:name="Tabella8" table:style-name="Tabella8">
        <table:table-column table:style-name="Tabella8.A"/>
        <table:table-column table:style-name="Tabella8.B"/>
        <table:table-header-rows>
          <table:table-row table:style-name="Tabella8.1">
            <table:table-cell table:style-name="Tabella8.A1" office:value-type="string">
              <text:p text:style-name="P7">Spell</text:p>
            </table:table-cell>
            <table:table-cell table:style-name="Tabella8.B1" office:value-type="string">
              <text:p text:style-name="P7">Description</text:p>
            </table:table-cell>
          </table:table-row>
        </table:table-header-rows>
        <table:table-row table:style-name="Tabella8.2">
          <table:table-cell table:style-name="Tabella8.A2" office:value-type="string">
            <text:p text:style-name="P4">Disintegrate</text:p>
          </table:table-cell>
          <table:table-cell table:style-name="Tabella8.B2" office:value-type="string">
            <text:p text:style-name="P4">A thin green ray springs from your pointing finger to a target that you can see within range. The target can be a creature. A creature targeted by this spell must make a Saving throw vs Spell. On a failed save, the target takes 10d6 + 40 force damage. If this damage reduces the target to 0 hit points, it is disintegrated. A disintegrated creature and everything it is wearing and carrying, except magic items, are reduced to a pile of fine gray dust.</text:p>
            <text:p text:style-name="P4">Costs 35 Mps.</text:p>
          </table:table-cell>
        </table:table-row>
      </table:table>
      <text:h text:style-name="Heading_20_4" text:outline-level="4">Position of books in level 6</text:h>
      <table:table table:name="Table3" table:style-name="Table3">
        <table:table-column table:style-name="Table3.A"/>
        <table:table-column table:style-name="Table3.B"/>
        <table:table-row>
          <table:table-cell table:style-name="Table3.A1" office:value-type="string">
            <text:p text:style-name="P7">Book for spell</text:p>
          </table:table-cell>
          <table:table-cell table:style-name="Table3.B1" office:value-type="string">
            <text:p text:style-name="P7">Position</text:p>
          </table:table-cell>
        </table:table-row>
        <table:table-row>
          <table:table-cell table:style-name="Table3.A2" office:value-type="string">
            <text:p text:style-name="P4">Ice Storm</text:p>
          </table:table-cell>
          <table:table-cell table:style-name="Table3.B2" office:value-type="string">
            <text:p text:style-name="P4">Castle: room 13</text:p>
          </table:table-cell>
        </table:table-row>
        <table:table-row table:style-name="Table3.3">
          <table:table-cell table:style-name="Table3.A3" office:value-type="string">
            <text:p text:style-name="P4">Hold Person</text:p>
          </table:table-cell>
          <table:table-cell table:style-name="Table3.B3" office:value-type="string">
            <text:p text:style-name="P4">Guild: floor 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1"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Team7Gray.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2" style:family="paragraph">
      <style:paragraph-properties fo:text-align="justify" style:justify-single-word="false"/>
      <style:text-properties fo:color="#464453" style:font-name-asian="NSimSun" style:font-size-asian="10.5pt" style:font-name-complex="Arial"/>
    </style:style>
    <style:style style:name="Team7Gray.3" style:family="paragraph">
      <style:paragraph-properties fo:text-align="justify" style:justify-single-word="false"/>
      <style:text-properties fo:color="#464453" style:font-name-asian="NSimSun" style:font-size-asian="10.5pt" style:font-name-complex="Arial"/>
    </style:style>
    <style:style style:name="Team7Gray.4" style:family="paragraph">
      <style:text-properties fo:color="#464453" style:font-name-asian="NSimSun" style:font-size-asian="10.5pt" style:font-name-complex="Arial"/>
    </style:style>
    <style:style style:name="Team7Gray.5" style:family="paragraph">
      <style:text-properties fo:color="#464453" style:font-name-asian="NSimSun" style:font-size-asian="10.5pt" style:font-name-complex="Arial"/>
    </style:style>
    <style:style style:name="Team7Gray.6" style:family="paragraph">
      <style:paragraph-properties fo:text-align="justify" style:justify-single-word="false"/>
      <style:text-properties fo:color="#464453" style:font-name-asian="NSimSun" style:font-size-asian="10.5pt" style:font-name-complex="Arial"/>
    </style:style>
    <style:style style:name="Team7Gray.7" style:family="paragraph">
      <style:text-properties fo:color="#464453" style:font-name-asian="NSimSun" style:font-size-asian="10.5pt" style:font-name-complex="Arial"/>
    </style:style>
    <style:style style:name="Team7Gray.8" style:family="paragraph">
      <style:paragraph-properties fo:text-align="justify" style:justify-single-word="false"/>
      <style:text-properties fo:color="#464453" style:font-name-asian="NSimSun" style:font-size-asian="10.5pt" style:font-name-complex="Arial"/>
    </style:style>
    <style:style style:name="Team7Gray.9" style:family="paragraph">
      <style:paragraph-properties fo:text-align="justify" style:justify-single-word="false"/>
      <style:text-properties fo:color="#464453" style:font-name-asian="NSimSun" style:font-size-asian="10.5pt" style:font-name-complex="Arial"/>
    </style:style>
    <style:style style:name="Team7Gray.10" style:family="paragraph">
      <style:paragraph-properties fo:text-align="justify" style:justify-single-word="false"/>
      <style:text-properties fo:color="#464453" style:font-name-asian="NSimSun" style:font-size-asian="10.5pt" style:font-name-complex="Arial"/>
    </style:style>
    <style:style style:name="Team7Gray.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3" style:family="paragraph">
      <style:paragraph-properties fo:text-align="justify" style:justify-single-word="false"/>
      <style:text-properties fo:color="#464453" style:font-name-asian="NSimSun" style:font-size-asian="10.5pt" style:font-name-complex="Arial"/>
    </style:style>
    <style:style style:name="Team7Gray.14" style:family="paragraph">
      <style:paragraph-properties fo:text-align="justify" style:justify-single-word="false"/>
      <style:text-properties fo:color="#464453" style:font-name-asian="NSimSun" style:font-size-asian="10.5pt" style:font-name-complex="Arial"/>
    </style:style>
    <style:style style:name="Team7Gray.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16" style:family="paragraph">
      <style:paragraph-properties fo:text-align="justify" style:justify-single-word="false"/>
      <style:text-properties fo:color="#464453" style:font-name-asian="NSimSun" style:font-size-asian="10.5pt" style:font-name-complex="Arial"/>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Team7GrayTable.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2" style:family="paragraph">
      <style:text-properties fo:color="#464453" style:font-name-asian="NSimSun" style:font-size-asian="10.5pt" style:font-name-complex="Arial"/>
    </style:style>
    <style:style style:name="Team7GrayTable.3" style:family="paragraph">
      <style:text-properties fo:color="#464453" style:font-name-asian="NSimSun" style:font-size-asian="10.5pt" style:font-name-complex="Arial"/>
    </style:style>
    <style:style style:name="Team7GrayTable.4" style:family="paragraph">
      <style:text-properties fo:color="#464453" style:font-name-asian="NSimSun" style:font-size-asian="10.5pt" style:font-name-complex="Arial"/>
    </style:style>
    <style:style style:name="Team7GrayTable.5" style:family="paragraph">
      <style:text-properties fo:color="#464453" style:font-name-asian="NSimSun" style:font-size-asian="10.5pt" style:font-name-complex="Arial"/>
    </style:style>
    <style:style style:name="Team7GrayTable.6" style:family="paragraph">
      <style:text-properties fo:color="#464453" style:font-name-asian="NSimSun" style:font-size-asian="10.5pt" style:font-name-complex="Arial"/>
    </style:style>
    <style:style style:name="Team7GrayTable.7" style:family="paragraph">
      <style:text-properties fo:color="#464453" style:font-name-asian="NSimSun" style:font-size-asian="10.5pt" style:font-name-complex="Arial"/>
    </style:style>
    <style:style style:name="Team7GrayTable.8" style:family="paragraph">
      <style:text-properties fo:color="#464453" style:font-name-asian="NSimSun" style:font-size-asian="10.5pt" style:font-name-complex="Arial"/>
    </style:style>
    <style:style style:name="Team7GrayTable.9" style:family="paragraph">
      <style:text-properties fo:color="#464453" style:font-name-asian="NSimSun" style:font-size-asian="10.5pt" style:font-name-complex="Arial"/>
    </style:style>
    <style:style style:name="Team7GrayTable.10" style:family="paragraph">
      <style:text-properties fo:color="#464453" style:font-name-asian="NSimSun" style:font-size-asian="10.5pt" style:font-name-complex="Arial"/>
    </style:style>
    <style:style style:name="Team7GrayTable.11"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2"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3" style:family="paragraph">
      <style:text-properties fo:color="#464453" style:font-name-asian="NSimSun" style:font-size-asian="10.5pt" style:font-name-complex="Arial"/>
    </style:style>
    <style:style style:name="Team7GrayTable.14" style:family="paragraph">
      <style:text-properties fo:color="#464453" style:font-name-asian="NSimSun" style:font-size-asian="10.5pt" style:font-name-complex="Arial"/>
    </style:style>
    <style:style style:name="Team7GrayTable.15" style:family="paragraph">
      <style:paragraph-properties fo:text-align="center" style:justify-single-word="false"/>
      <style:text-properties fo:color="#464453" fo:font-weight="bold" style:font-name-asian="NSimSun" style:font-size-asian="10.5pt" style:font-weight-asian="bold" style:font-name-complex="Arial" style:font-weight-complex="bold"/>
    </style:style>
    <style:style style:name="Team7GrayTable.16" style:family="paragraph">
      <style:text-properties fo:color="#464453" style:font-name-asian="NSimSun" style:font-size-asian="10.5pt" style:font-name-complex="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kills and rewards</text:chapter></text:p>
            </table:table-cell>
            <table:table-cell table:style-name="Tabella9.A1" office:value-type="string">
              <text:p text:style-name="MP2"><text:page-number text:select-page="current">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ights outcomes</dc:title>
    <dc:date>2019-01-19T19:37:45.36</dc:date>
    <meta:editing-duration>PT11H17M35S</meta:editing-duration>
    <meta:editing-cycles>227</meta:editing-cycles>
    <meta:generator>OpenOffice/4.1.4$Win32 OpenOffice.org_project/414m5$Build-9788</meta:generator>
    <meta:document-statistic meta:table-count="13" meta:image-count="0" meta:object-count="0" meta:page-count="7" meta:paragraph-count="344" meta:word-count="2460" meta:character-count="12945"/>
    <meta:template xlink:type="simple" xlink:actuate="onRequest" xlink:title="" xlink:href="../MasterGameDesignDocument.odm" meta:date="2018-12-29T17:17:59.41"/>
  </office:meta>
</office:document-meta>
</file>